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float" office:value="1.0448" calcext:value-type="float">
            <text:p>1.0448</text:p>
          </table:table-cell>
          <table:table-cell table:style-name="ce1" office:value-type="float" office:value="0.075188" calcext:value-type="float">
            <text:p>0.075188</text:p>
          </table:table-cell>
          <table:table-cell table:style-name="ce1" office:value-type="float" office:value="0.58014" calcext:value-type="float">
            <text:p>0.58014</text:p>
          </table:table-cell>
          <table:table-cell table:style-name="ce1" office:value-type="float" office:value="0.21441" calcext:value-type="float">
            <text:p>0.21441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0.36406" calcext:value-type="float">
            <text:p>0.36406</text:p>
          </table:table-cell>
          <table:table-cell table:style-name="ce1" office:value-type="float" office:value="2.1084" calcext:value-type="float">
            <text:p>2.1084</text:p>
          </table:table-cell>
          <table:table-cell table:style-name="ce1" office:value-type="float" office:value="0.24736" calcext:value-type="float">
            <text:p>0.24736</text:p>
          </table:table-cell>
          <table:table-cell table:style-name="ce1" office:value-type="float" office:value="0.0014735" calcext:value-type="float">
            <text:p>0.0014735</text:p>
          </table:table-cell>
          <table:table-cell table:style-name="ce1" office:value-type="float" office:value="0.0000028586" calcext:value-type="float">
            <text:p>2.8586E-06</text:p>
          </table:table-cell>
          <table:table-cell table:style-name="ce1" office:value-type="float" office:value="-0.24115" calcext:value-type="float">
            <text:p>-0.24115</text:p>
          </table:table-cell>
        </table:table-row>
        <table:table-row table:style-name="ro1">
          <table:table-cell table:style-name="ce1" office:value-type="float" office:value="1.1282" calcext:value-type="float">
            <text:p>1.1282</text:p>
          </table:table-cell>
          <table:table-cell table:style-name="ce1" office:value-type="float" office:value="-0.07377" calcext:value-type="float">
            <text:p>-0.07377</text:p>
          </table:table-cell>
          <table:table-cell table:style-name="ce1" office:value-type="float" office:value="0.6449" calcext:value-type="float">
            <text:p>0.6449</text:p>
          </table:table-cell>
          <table:table-cell table:style-name="ce1" office:value-type="float" office:value="0.23633" calcext:value-type="float">
            <text:p>0.23633</text:p>
          </table:table-cell>
          <table:table-cell table:style-name="ce1" office:value-type="float" office:value="3.6208" calcext:value-type="float">
            <text:p>3.6208</text:p>
          </table:table-cell>
          <table:table-cell table:style-name="ce1" office:value-type="float" office:value="0.37896" calcext:value-type="float">
            <text:p>0.37896</text:p>
          </table:table-cell>
          <table:table-cell table:style-name="ce1" office:value-type="float" office:value="2.1158" calcext:value-type="float">
            <text:p>2.1158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0020889" calcext:value-type="float">
            <text:p>0.0020889</text:p>
          </table:table-cell>
          <table:table-cell table:style-name="ce1" office:value-type="float" office:value="0.0000027359" calcext:value-type="float">
            <text:p>2.7359E-06</text:p>
          </table:table-cell>
          <table:table-cell table:style-name="ce1" office:value-type="float" office:value="-0.24035" calcext:value-type="float">
            <text:p>-0.24035</text:p>
          </table:table-cell>
        </table:table-row>
        <table:table-row table:style-name="ro1">
          <table:table-cell table:style-name="ce1" office:value-type="float" office:value="1.0591" calcext:value-type="float">
            <text:p>1.0591</text:p>
          </table:table-cell>
          <table:table-cell table:style-name="ce1" office:value-type="float" office:value="0.1285" calcext:value-type="float">
            <text:p>0.1285</text:p>
          </table:table-cell>
          <table:table-cell table:style-name="ce1" office:value-type="float" office:value="0.55651" calcext:value-type="float">
            <text:p>0.55651</text:p>
          </table:table-cell>
          <table:table-cell table:style-name="ce1" office:value-type="float" office:value="0.15419" calcext:value-type="float">
            <text:p>0.15419</text:p>
          </table:table-cell>
          <table:table-cell table:style-name="ce1" office:value-type="float" office:value="3.4997" calcext:value-type="float">
            <text:p>3.4997</text:p>
          </table:table-cell>
          <table:table-cell table:style-name="ce1" office:value-type="float" office:value="0.36341" calcext:value-type="float">
            <text:p>0.36341</text:p>
          </table:table-cell>
          <table:table-cell table:style-name="ce1" office:value-type="float" office:value="2.0978" calcext:value-type="float">
            <text:p>2.0978</text:p>
          </table:table-cell>
          <table:table-cell table:style-name="ce1" office:value-type="float" office:value="0.25033" calcext:value-type="float">
            <text:p>0.25033</text:p>
          </table:table-cell>
          <table:table-cell table:style-name="ce1" office:value-type="float" office:value="0.0024689" calcext:value-type="float">
            <text:p>0.0024689</text:p>
          </table:table-cell>
          <table:table-cell table:style-name="ce1" office:value-type="float" office:value="0.0000036189" calcext:value-type="float">
            <text:p>3.6189E-06</text:p>
          </table:table-cell>
          <table:table-cell table:style-name="ce1" office:value-type="float" office:value="-0.24012" calcext:value-type="float">
            <text:p>-0.24012</text:p>
          </table:table-cell>
        </table:table-row>
        <table:table-row table:style-name="ro1">
          <table:table-cell office:value-type="float" office:value="0.81481" calcext:value-type="float">
            <text:p>0.81481</text:p>
          </table:table-cell>
          <table:table-cell office:value-type="float" office:value="-0.034204" calcext:value-type="float">
            <text:p>-0.034204</text:p>
          </table:table-cell>
          <table:table-cell office:value-type="float" office:value="0.53948" calcext:value-type="float">
            <text:p>0.53948</text:p>
          </table:table-cell>
          <table:table-cell office:value-type="float" office:value="-0.035292" calcext:value-type="float">
            <text:p>-0.035292</text:p>
          </table:table-cell>
          <table:table-cell office:value-type="float" office:value="4.0556" calcext:value-type="float">
            <text:p>4.0556</text:p>
          </table:table-cell>
          <table:table-cell office:value-type="float" office:value="-0.28114" calcext:value-type="float">
            <text:p>-0.28114</text:p>
          </table:table-cell>
          <table:table-cell office:value-type="float" office:value="2.109" calcext:value-type="float">
            <text:p>2.109</text:p>
          </table:table-cell>
          <table:table-cell office:value-type="float" office:value="0.23401" calcext:value-type="float">
            <text:p>0.23401</text:p>
          </table:table-cell>
          <table:table-cell office:value-type="float" office:value="0.00059591" calcext:value-type="float">
            <text:p>0.00059591</text:p>
          </table:table-cell>
          <table:table-cell office:value-type="float" office:value="0.0000034478" calcext:value-type="float">
            <text:p>3.4478E-06</text:p>
          </table:table-cell>
          <table:table-cell office:value-type="float" office:value="-0.23115" calcext:value-type="float">
            <text:p>-0.23115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-0.0000097092" calcext:value-type="float">
            <text:p>-9.7092E-06</text:p>
          </table:table-cell>
          <table:table-cell office:value-type="float" office:value="0.64886" calcext:value-type="float">
            <text:p>0.64886</text:p>
          </table:table-cell>
          <table:table-cell office:value-type="float" office:value="0.79042" calcext:value-type="float">
            <text:p>0.79042</text:p>
          </table:table-cell>
          <table:table-cell office:value-type="float" office:value="3.6904" calcext:value-type="float">
            <text:p>3.6904</text:p>
          </table:table-cell>
          <table:table-cell office:value-type="float" office:value="0.4701" calcext:value-type="float">
            <text:p>0.4701</text:p>
          </table:table-cell>
          <table:table-cell office:value-type="float" office:value="2.1233" calcext:value-type="float">
            <text:p>2.1233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0053955" calcext:value-type="float">
            <text:p>0.0053955</text:p>
          </table:table-cell>
          <table:table-cell office:value-type="float" office:value="0.0000033831" calcext:value-type="float">
            <text:p>3.3831E-06</text:p>
          </table:table-cell>
          <table:table-cell office:value-type="float" office:value="-0.22743" calcext:value-type="float">
            <text:p>-0.22743</text:p>
          </table:table-cell>
        </table:table-row>
        <table:table-row table:style-name="ro1">
          <table:table-cell office:value-type="float" office:value="1.2914" calcext:value-type="float">
            <text:p>1.2914</text:p>
          </table:table-cell>
          <table:table-cell office:value-type="float" office:value="-0.28446" calcext:value-type="float">
            <text:p>-0.28446</text:p>
          </table:table-cell>
          <table:table-cell office:value-type="float" office:value="0.53558" calcext:value-type="float">
            <text:p>0.53558</text:p>
          </table:table-cell>
          <table:table-cell office:value-type="float" office:value="-0.033425" calcext:value-type="float">
            <text:p>-0.033425</text:p>
          </table:table-cell>
          <table:table-cell office:value-type="float" office:value="3.3961" calcext:value-type="float">
            <text:p>3.3961</text:p>
          </table:table-cell>
          <table:table-cell office:value-type="float" office:value="0.3859" calcext:value-type="float">
            <text:p>0.3859</text:p>
          </table:table-cell>
          <table:table-cell office:value-type="float" office:value="2.0985" calcext:value-type="float">
            <text:p>2.0985</text:p>
          </table:table-cell>
          <table:table-cell office:value-type="float" office:value="0.23977" calcext:value-type="float">
            <text:p>0.23977</text:p>
          </table:table-cell>
          <table:table-cell office:value-type="float" office:value="0.0040927" calcext:value-type="float">
            <text:p>0.0040927</text:p>
          </table:table-cell>
          <table:table-cell office:value-type="float" office:value="0.000004398" calcext:value-type="float">
            <text:p>4.398E-06</text:p>
          </table:table-cell>
          <table:table-cell office:value-type="float" office:value="-0.22249" calcext:value-type="float">
            <text:p>-0.22249</text:p>
          </table:table-cell>
        </table:table-row>
        <table:table-row table:style-name="ro1">
          <table:table-cell office:value-type="float" office:value="1.1126" calcext:value-type="float">
            <text:p>1.1126</text:p>
          </table:table-cell>
          <table:table-cell office:value-type="float" office:value="0.19902" calcext:value-type="float">
            <text:p>0.19902</text:p>
          </table:table-cell>
          <table:table-cell office:value-type="float" office:value="0.45884" calcext:value-type="float">
            <text:p>0.45884</text:p>
          </table:table-cell>
          <table:table-cell office:value-type="float" office:value="0.000011042" calcext:value-type="float">
            <text:p>1.1042E-05</text:p>
          </table:table-cell>
          <table:table-cell office:value-type="float" office:value="3.5788" calcext:value-type="float">
            <text:p>3.5788</text:p>
          </table:table-cell>
          <table:table-cell office:value-type="float" office:value="0.26741" calcext:value-type="float">
            <text:p>0.26741</text:p>
          </table:table-cell>
          <table:table-cell office:value-type="float" office:value="2.0935" calcext:value-type="float">
            <text:p>2.0935</text:p>
          </table:table-cell>
          <table:table-cell office:value-type="float" office:value="0.23627" calcext:value-type="float">
            <text:p>0.23627</text:p>
          </table:table-cell>
          <table:table-cell office:value-type="float" office:value="0.0034441" calcext:value-type="float">
            <text:p>0.0034441</text:p>
          </table:table-cell>
          <table:table-cell office:value-type="float" office:value="0.0000035543" calcext:value-type="float">
            <text:p>3.5543E-06</text:p>
          </table:table-cell>
          <table:table-cell office:value-type="float" office:value="-0.22134" calcext:value-type="float">
            <text:p>-0.22134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0.42854" calcext:value-type="float">
            <text:p>0.42854</text:p>
          </table:table-cell>
          <table:table-cell office:value-type="float" office:value="0.32316" calcext:value-type="float">
            <text:p>0.32316</text:p>
          </table:table-cell>
          <table:table-cell office:value-type="float" office:value="-0.2947" calcext:value-type="float">
            <text:p>-0.2947</text:p>
          </table:table-cell>
          <table:table-cell office:value-type="float" office:value="2.9545" calcext:value-type="float">
            <text:p>2.9545</text:p>
          </table:table-cell>
          <table:table-cell office:value-type="float" office:value="0.68741" calcext:value-type="float">
            <text:p>0.68741</text:p>
          </table:table-cell>
          <table:table-cell office:value-type="float" office:value="1.7172" calcext:value-type="float">
            <text:p>1.7172</text:p>
          </table:table-cell>
          <table:table-cell office:value-type="float" office:value="0.22472" calcext:value-type="float">
            <text:p>0.22472</text:p>
          </table:table-cell>
          <table:table-cell office:value-type="float" office:value="0.0011909" calcext:value-type="float">
            <text:p>0.0011909</text:p>
          </table:table-cell>
          <table:table-cell office:value-type="float" office:value="0.00000052987" calcext:value-type="float">
            <text:p>5.2987E-07</text:p>
          </table:table-cell>
          <table:table-cell office:value-type="float" office:value="-0.21941" calcext:value-type="float">
            <text:p>-0.21941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-0.10702" calcext:value-type="float">
            <text:p>-0.10702</text:p>
          </table:table-cell>
          <table:table-cell office:value-type="float" office:value="0.75691" calcext:value-type="float">
            <text:p>0.75691</text:p>
          </table:table-cell>
          <table:table-cell office:value-type="float" office:value="0.40096" calcext:value-type="float">
            <text:p>0.40096</text:p>
          </table:table-cell>
          <table:table-cell office:value-type="float" office:value="3.7934" calcext:value-type="float">
            <text:p>3.7934</text:p>
          </table:table-cell>
          <table:table-cell office:value-type="float" office:value="0.42279" calcext:value-type="float">
            <text:p>0.42279</text:p>
          </table:table-cell>
          <table:table-cell office:value-type="float" office:value="2.1625" calcext:value-type="float">
            <text:p>2.1625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0026051" calcext:value-type="float">
            <text:p>0.0026051</text:p>
          </table:table-cell>
          <table:table-cell office:value-type="float" office:value="0.0000019195" calcext:value-type="float">
            <text:p>1.9195E-06</text:p>
          </table:table-cell>
          <table:table-cell office:value-type="float" office:value="-0.21767" calcext:value-type="float">
            <text:p>-0.21767</text:p>
          </table:table-cell>
        </table:table-row>
        <table:table-row table:style-name="ro1">
          <table:table-cell office:value-type="float" office:value="1.0212" calcext:value-type="float">
            <text:p>1.0212</text:p>
          </table:table-cell>
          <table:table-cell office:value-type="float" office:value="-0.24355" calcext:value-type="float">
            <text:p>-0.2435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019079" calcext:value-type="float">
            <text:p>0.019079</text:p>
          </table:table-cell>
          <table:table-cell office:value-type="float" office:value="3.3132" calcext:value-type="float">
            <text:p>3.3132</text:p>
          </table:table-cell>
          <table:table-cell office:value-type="float" office:value="0.35527" calcext:value-type="float">
            <text:p>0.35527</text:p>
          </table:table-cell>
          <table:table-cell office:value-type="float" office:value="2.0037" calcext:value-type="float">
            <text:p>2.003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0040377" calcext:value-type="float">
            <text:p>0.0040377</text:p>
          </table:table-cell>
          <table:table-cell office:value-type="float" office:value="0.0000010106" calcext:value-type="float">
            <text:p>1.0106E-06</text:p>
          </table:table-cell>
          <table:table-cell office:value-type="float" office:value="-0.21329" calcext:value-type="float">
            <text:p>-0.21329</text:p>
          </table:table-cell>
        </table:table-row>
        <table:table-row table:style-name="ro1">
          <table:table-cell office:value-type="float" office:value="0.97009" calcext:value-type="float">
            <text:p>0.97009</text:p>
          </table:table-cell>
          <table:table-cell office:value-type="float" office:value="-0.43351" calcext:value-type="float">
            <text:p>-0.43351</text:p>
          </table:table-cell>
          <table:table-cell office:value-type="float" office:value="0.26724" calcext:value-type="float">
            <text:p>0.26724</text:p>
          </table:table-cell>
          <table:table-cell office:value-type="float" office:value="-0.010248" calcext:value-type="float">
            <text:p>-0.010248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58326" calcext:value-type="float">
            <text:p>0.58326</text:p>
          </table:table-cell>
          <table:table-cell office:value-type="float" office:value="1.6096" calcext:value-type="float">
            <text:p>1.6096</text:p>
          </table:table-cell>
          <table:table-cell office:value-type="float" office:value="0.21987" calcext:value-type="float">
            <text:p>0.21987</text:p>
          </table:table-cell>
          <table:table-cell office:value-type="float" office:value="0.014811" calcext:value-type="float">
            <text:p>0.014811</text:p>
          </table:table-cell>
          <table:table-cell office:value-type="float" office:value="0.000000003712" calcext:value-type="float">
            <text:p>3.712E-09</text:p>
          </table:table-cell>
          <table:table-cell office:value-type="float" office:value="-0.21233" calcext:value-type="float">
            <text:p>-0.21233</text:p>
          </table:table-cell>
        </table:table-row>
        <table:table-row table:style-name="ro1">
          <table:table-cell office:value-type="float" office:value="1.0411" calcext:value-type="float">
            <text:p>1.0411</text:p>
          </table:table-cell>
          <table:table-cell office:value-type="float" office:value="0.49452" calcext:value-type="float">
            <text:p>0.49452</text:p>
          </table:table-cell>
          <table:table-cell office:value-type="float" office:value="0.35589" calcext:value-type="float">
            <text:p>0.35589</text:p>
          </table:table-cell>
          <table:table-cell office:value-type="float" office:value="-0.1993" calcext:value-type="float">
            <text:p>-0.1993</text:p>
          </table:table-cell>
          <table:table-cell office:value-type="float" office:value="2.2254" calcext:value-type="float">
            <text:p>2.2254</text:p>
          </table:table-cell>
          <table:table-cell office:value-type="float" office:value="0.75423" calcext:value-type="float">
            <text:p>0.75423</text:p>
          </table:table-cell>
          <table:table-cell office:value-type="float" office:value="1.4983" calcext:value-type="float">
            <text:p>1.4983</text:p>
          </table:table-cell>
          <table:table-cell office:value-type="float" office:value="0.23696" calcext:value-type="float">
            <text:p>0.23696</text:p>
          </table:table-cell>
          <table:table-cell office:value-type="float" office:value="0.0070254" calcext:value-type="float">
            <text:p>0.0070254</text:p>
          </table:table-cell>
          <table:table-cell office:value-type="float" office:value="0.0000023248" calcext:value-type="float">
            <text:p>2.3248E-06</text:p>
          </table:table-cell>
          <table:table-cell office:value-type="float" office:value="-0.20915" calcext:value-type="float">
            <text:p>-0.20915</text:p>
          </table:table-cell>
        </table:table-row>
        <table:table-row table:style-name="ro1">
          <table:table-cell office:value-type="float" office:value="1.4352" calcext:value-type="float">
            <text:p>1.4352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77863" calcext:value-type="float">
            <text:p>0.77863</text:p>
          </table:table-cell>
          <table:table-cell office:value-type="float" office:value="0.16058" calcext:value-type="float">
            <text:p>0.16058</text:p>
          </table:table-cell>
          <table:table-cell office:value-type="float" office:value="3.8252" calcext:value-type="float">
            <text:p>3.8252</text:p>
          </table:table-cell>
          <table:table-cell office:value-type="float" office:value="0.27879" calcext:value-type="float">
            <text:p>0.27879</text:p>
          </table:table-cell>
          <table:table-cell office:value-type="float" office:value="2.1682" calcext:value-type="float">
            <text:p>2.1682</text:p>
          </table:table-cell>
          <table:table-cell office:value-type="float" office:value="0.21443" calcext:value-type="float">
            <text:p>0.21443</text:p>
          </table:table-cell>
          <table:table-cell office:value-type="float" office:value="0.0011834" calcext:value-type="float">
            <text:p>0.0011834</text:p>
          </table:table-cell>
          <table:table-cell office:value-type="float" office:value="0.0000021008" calcext:value-type="float">
            <text:p>2.1008E-06</text:p>
          </table:table-cell>
          <table:table-cell office:value-type="float" office:value="-0.2087" calcext:value-type="float">
            <text:p>-0.2087</text:p>
          </table:table-cell>
        </table:table-row>
        <table:table-row table:style-name="ro1">
          <table:table-cell office:value-type="float" office:value="1.5772" calcext:value-type="float">
            <text:p>1.5772</text:p>
          </table:table-cell>
          <table:table-cell office:value-type="float" office:value="0.10357" calcext:value-type="float">
            <text:p>0.10357</text:p>
          </table:table-cell>
          <table:table-cell office:value-type="float" office:value="0.49" calcext:value-type="float">
            <text:p>0.49</text:p>
          </table:table-cell>
          <table:table-cell office:value-type="float" office:value="1.4155" calcext:value-type="float">
            <text:p>1.4155</text:p>
          </table:table-cell>
          <table:table-cell office:value-type="float" office:value="3.4388" calcext:value-type="float">
            <text:p>3.4388</text:p>
          </table:table-cell>
          <table:table-cell office:value-type="float" office:value="0.66983" calcext:value-type="float">
            <text:p>0.66983</text:p>
          </table:table-cell>
          <table:table-cell office:value-type="float" office:value="2.089" calcext:value-type="float">
            <text:p>2.089</text:p>
          </table:table-cell>
          <table:table-cell office:value-type="float" office:value="0.25174" calcext:value-type="float">
            <text:p>0.25174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00002184" calcext:value-type="float">
            <text:p>2.184E-06</text:p>
          </table:table-cell>
          <table:table-cell office:value-type="float" office:value="-0.2024" calcext:value-type="float">
            <text:p>-0.2024</text:p>
          </table:table-cell>
        </table:table-row>
        <table:table-row table:style-name="ro1">
          <table:table-cell office:value-type="float" office:value="1.0951" calcext:value-type="float">
            <text:p>1.0951</text:p>
          </table:table-cell>
          <table:table-cell office:value-type="float" office:value="0.25239" calcext:value-type="float">
            <text:p>0.25239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0048537" calcext:value-type="float">
            <text:p>0.0048537</text:p>
          </table:table-cell>
          <table:table-cell office:value-type="float" office:value="3.6701" calcext:value-type="float">
            <text:p>3.6701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1.9399" calcext:value-type="float">
            <text:p>1.9399</text:p>
          </table:table-cell>
          <table:table-cell office:value-type="float" office:value="0.21785" calcext:value-type="float">
            <text:p>0.21785</text:p>
          </table:table-cell>
          <table:table-cell office:value-type="float" office:value="0.0035929" calcext:value-type="float">
            <text:p>0.0035929</text:p>
          </table:table-cell>
          <table:table-cell office:value-type="float" office:value="0.0000000033714" calcext:value-type="float">
            <text:p>3.3714E-09</text:p>
          </table:table-cell>
          <table:table-cell office:value-type="float" office:value="-0.20136" calcext:value-type="float">
            <text:p>-0.20136</text:p>
          </table:table-cell>
        </table:table-row>
        <table:table-row table:style-name="ro1">
          <table:table-cell office:value-type="float" office:value="3.7675" calcext:value-type="float">
            <text:p>3.7675</text:p>
          </table:table-cell>
          <table:table-cell office:value-type="float" office:value="-0.92537" calcext:value-type="float">
            <text:p>-0.92537</text:p>
          </table:table-cell>
          <table:table-cell office:value-type="float" office:value="4.3432" calcext:value-type="float">
            <text:p>4.3432</text:p>
          </table:table-cell>
          <table:table-cell office:value-type="float" office:value="0.31481" calcext:value-type="float">
            <text:p>0.31481</text:p>
          </table:table-cell>
          <table:table-cell office:value-type="float" office:value="0.47336" calcext:value-type="float">
            <text:p>0.47336</text:p>
          </table:table-cell>
          <table:table-cell office:value-type="float" office:value="1.4154" calcext:value-type="float">
            <text:p>1.4154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72759" calcext:value-type="float">
            <text:p>0.0072759</text:p>
          </table:table-cell>
          <table:table-cell office:value-type="float" office:value="0.000000036359" calcext:value-type="float">
            <text:p>3.6359E-08</text:p>
          </table:table-cell>
          <table:table-cell office:value-type="float" office:value="-0.20134" calcext:value-type="float">
            <text:p>-0.20134</text:p>
          </table:table-cell>
        </table:table-row>
        <table:table-row table:style-name="ro1">
          <table:table-cell office:value-type="float" office:value="0.93114" calcext:value-type="float">
            <text:p>0.93114</text:p>
          </table:table-cell>
          <table:table-cell office:value-type="float" office:value="-0.043311" calcext:value-type="float">
            <text:p>-0.043311</text:p>
          </table:table-cell>
          <table:table-cell office:value-type="float" office:value="0.39005" calcext:value-type="float">
            <text:p>0.39005</text:p>
          </table:table-cell>
          <table:table-cell office:value-type="float" office:value="-0.14609" calcext:value-type="float">
            <text:p>-0.14609</text:p>
          </table:table-cell>
          <table:table-cell office:value-type="float" office:value="4.0604" calcext:value-type="float">
            <text:p>4.0604</text:p>
          </table:table-cell>
          <table:table-cell office:value-type="float" office:value="0.17429" calcext:value-type="float">
            <text:p>0.17429</text:p>
          </table:table-cell>
          <table:table-cell office:value-type="float" office:value="2.0854" calcext:value-type="float">
            <text:p>2.0854</text:p>
          </table:table-cell>
          <table:table-cell office:value-type="float" office:value="0.20313" calcext:value-type="float">
            <text:p>0.20313</text:p>
          </table:table-cell>
          <table:table-cell office:value-type="float" office:value="0.0010994" calcext:value-type="float">
            <text:p>0.0010994</text:p>
          </table:table-cell>
          <table:table-cell office:value-type="float" office:value="0.0000013149" calcext:value-type="float">
            <text:p>1.3149E-06</text:p>
          </table:table-cell>
          <table:table-cell office:value-type="float" office:value="-0.19758" calcext:value-type="float">
            <text:p>-0.19758</text:p>
          </table:table-cell>
        </table:table-row>
        <table:table-row table:style-name="ro1">
          <table:table-cell office:value-type="float" office:value="0.98425" calcext:value-type="float">
            <text:p>0.98425</text:p>
          </table:table-cell>
          <table:table-cell office:value-type="float" office:value="-0.44113" calcext:value-type="float">
            <text:p>-0.44113</text:p>
          </table:table-cell>
          <table:table-cell office:value-type="float" office:value="0.53265" calcext:value-type="float">
            <text:p>0.5326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2.6338" calcext:value-type="float">
            <text:p>2.6338</text:p>
          </table:table-cell>
          <table:table-cell office:value-type="float" office:value="0.69423" calcext:value-type="float">
            <text:p>0.69423</text:p>
          </table:table-cell>
          <table:table-cell office:value-type="float" office:value="1.5931" calcext:value-type="float">
            <text:p>1.5931</text:p>
          </table:table-cell>
          <table:table-cell office:value-type="float" office:value="0.23028" calcext:value-type="float">
            <text:p>0.23028</text:p>
          </table:table-cell>
          <table:table-cell office:value-type="float" office:value="0.0075448" calcext:value-type="float">
            <text:p>0.0075448</text:p>
          </table:table-cell>
          <table:table-cell office:value-type="float" office:value="0.000001189" calcext:value-type="float">
            <text:p>1.189E-06</text:p>
          </table:table-cell>
          <table:table-cell office:value-type="float" office:value="-0.1975" calcext:value-type="float">
            <text:p>-0.1975</text:p>
          </table:table-cell>
        </table:table-row>
        <table:table-row table:style-name="ro1">
          <table:table-cell office:value-type="float" office:value="1.5154" calcext:value-type="float">
            <text:p>1.5154</text:p>
          </table:table-cell>
          <table:table-cell office:value-type="float" office:value="0.37178" calcext:value-type="float">
            <text:p>0.37178</text:p>
          </table:table-cell>
          <table:table-cell office:value-type="float" office:value="0.46077" calcext:value-type="float">
            <text:p>0.46077</text:p>
          </table:table-cell>
          <table:table-cell office:value-type="float" office:value="0.015113" calcext:value-type="float">
            <text:p>0.015113</text:p>
          </table:table-cell>
          <table:table-cell office:value-type="float" office:value="3.6638" calcext:value-type="float">
            <text:p>3.6638</text:p>
          </table:table-cell>
          <table:table-cell office:value-type="float" office:value="-0.41812" calcext:value-type="float">
            <text:p>-0.41812</text:p>
          </table:table-cell>
          <table:table-cell office:value-type="float" office:value="2.1065" calcext:value-type="float">
            <text:p>2.1065</text:p>
          </table:table-cell>
          <table:table-cell office:value-type="float" office:value="0.22345" calcext:value-type="float">
            <text:p>0.22345</text:p>
          </table:table-cell>
          <table:table-cell office:value-type="float" office:value="0.0058383" calcext:value-type="float">
            <text:p>0.0058383</text:p>
          </table:table-cell>
          <table:table-cell office:value-type="float" office:value="0.0000026279" calcext:value-type="float">
            <text:p>2.6279E-06</text:p>
          </table:table-cell>
          <table:table-cell office:value-type="float" office:value="-0.19714" calcext:value-type="float">
            <text:p>-0.19714</text:p>
          </table:table-cell>
        </table:table-row>
        <table:table-row table:style-name="ro1">
          <table:table-cell office:value-type="float" office:value="1.0534" calcext:value-type="float">
            <text:p>1.0534</text:p>
          </table:table-cell>
          <table:table-cell office:value-type="float" office:value="0.20871" calcext:value-type="float">
            <text:p>0.20871</text:p>
          </table:table-cell>
          <table:table-cell office:value-type="float" office:value="0.51975" calcext:value-type="float">
            <text:p>0.51975</text:p>
          </table:table-cell>
          <table:table-cell office:value-type="float" office:value="-0.0031337" calcext:value-type="float">
            <text:p>-0.0031337</text:p>
          </table:table-cell>
          <table:table-cell office:value-type="float" office:value="2.9256" calcext:value-type="float">
            <text:p>2.9256</text:p>
          </table:table-cell>
          <table:table-cell office:value-type="float" office:value="0.36405" calcext:value-type="float">
            <text:p>0.36405</text:p>
          </table:table-cell>
          <table:table-cell office:value-type="float" office:value="1.7671" calcext:value-type="float">
            <text:p>1.7671</text:p>
          </table:table-cell>
          <table:table-cell office:value-type="float" office:value="0.20066" calcext:value-type="float">
            <text:p>0.20066</text:p>
          </table:table-cell>
          <table:table-cell office:value-type="float" office:value="0.0018069" calcext:value-type="float">
            <text:p>0.0018069</text:p>
          </table:table-cell>
          <table:table-cell office:value-type="float" office:value="0.0000072445" calcext:value-type="float">
            <text:p>7.2445E-06</text:p>
          </table:table-cell>
          <table:table-cell office:value-type="float" office:value="-0.19165" calcext:value-type="float">
            <text:p>-0.19165</text:p>
          </table:table-cell>
        </table:table-row>
        <table:table-row table:style-name="ro1">
          <table:table-cell table:formula="of:=AVERAGE([.A1:.A20])" office:value-type="float" office:value="1.2969245" calcext:value-type="float">
            <text:p>1.2969245</text:p>
          </table:table-cell>
          <table:table-cell/>
          <table:table-cell table:formula="of:=AVERAGE([.C1:.C20])" office:value-type="float" office:value="0.700027" calcext:value-type="float">
            <text:p>0.700027</text:p>
          </table:table-cell>
          <table:table-cell table:formula="of:=AVERAGE([.D1:.D20])" office:value-type="float" office:value="0.1510943021" calcext:value-type="float">
            <text:p>0.1510943021</text:p>
          </table:table-cell>
          <table:table-cell table:formula="of:=AVERAGE([.E1:.E20])" office:value-type="float" office:value="3.264758" calcext:value-type="float">
            <text:p>3.264758</text:p>
          </table:table-cell>
          <table:table-cell table:formula="of:=AVERAGE([.F1:.F20])" office:value-type="float" office:value="0.412729" calcext:value-type="float">
            <text:p>0.412729</text:p>
          </table:table-cell>
          <table:table-cell table:formula="of:=AVERAGE([.G1:.G20])" office:value-type="float" office:value="1.8976895" calcext:value-type="float">
            <text:p>1.8976895</text:p>
          </table:table-cell>
          <table:table-cell table:formula="of:=AVERAGE([.H1:.H20])" office:value-type="float" office:value="0.2310865" calcext:value-type="float">
            <text:p>0.2310865</text:p>
          </table:table-cell>
          <table:table-cell table:formula="of:=AVERAGE([.I1:.I20])" office:value-type="float" office:value="0.0044976605" calcext:value-type="float">
            <text:p>0.0044976605</text:p>
          </table:table-cell>
          <table:table-cell table:formula="of:=AVERAGE([.J1:.J20])" office:value-type="float" office:value="0.00000232429562" calcext:value-type="float">
            <text:p>2.32429562E-06</text:p>
          </table:table-cell>
          <table:table-cell table:formula="of:=AVERAGE([.K1:.K20])" office:value-type="float" office:value="-0.2146775" calcext:value-type="float">
            <text:p>-0.2146775</text:p>
          </table:table-cell>
        </table:table-row>
      </table:table>
      <table:named-expressions/>
      <table:database-ranges>
        <table:database-range table:name="__Anonymous_Sheet_DB__0" table:target-range-address="result.A1:result.K79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2-09T14:59:45.044812734</dc:date>
    <meta:editing-duration>PT2H57M14S</meta:editing-duration>
    <meta:editing-cycles>2</meta:editing-cycles>
    <meta:generator>LibreOffice/6.3.5.2$Linux_X86_64 LibreOffice_project/30$Build-2</meta:generator>
    <meta:document-statistic meta:table-count="1" meta:cell-count="230" meta:object-count="0"/>
  </office:meta>
</office:document-meta>
</file>